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rial" svg:font-family="arial, Helvetica, san-serif"/>
    <style:font-face style:name="monospace" svg:font-family="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Preformatted_20_Text">
      <style:paragraph-properties fo:margin-left="0cm" fo:margin-right="0cm" fo:margin-top="0.132cm" fo:margin-bottom="0.476cm" style:contextual-spacing="false" style:line-height-at-least="0.503cm" fo:widows="1" fo:text-indent="0cm" style:auto-text-indent="false" fo:padding="0.185cm" fo:border="0.06pt solid #bbbbbb"/>
      <style:text-properties fo:font-variant="normal" fo:text-transform="none" fo:color="#000000" style:font-name="monospace" fo:font-size="9pt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margin-top="0.132cm" fo:margin-bottom="0.476cm" style:contextual-spacing="false" style:line-height-at-least="0.503cm" fo:widows="1" fo:text-indent="0cm" style:auto-text-indent="false" fo:padding="0.185cm" fo:border="0.06pt solid #bbbbbb"/>
      <style:text-properties fo:font-variant="normal" fo:text-transform="none" fo:color="#000000" style:font-name="monospace" fo:font-size="9pt" fo:letter-spacing="normal" fo:font-style="normal" fo:font-weight="normal" officeooo:paragraph-rsid="00131f48"/>
    </style:style>
    <style:style style:name="P4" style:family="paragraph" style:parent-style-name="Text_20_body">
      <style:paragraph-properties fo:margin-left="0cm" fo:margin-right="0cm" fo:line-height="140%" fo:widows="1" fo:text-indent="0cm" style:auto-text-indent="false" fo:padding="0cm" fo:border="none"/>
      <style:text-properties fo:font-variant="normal" fo:text-transform="none" fo:color="#000000" style:font-name="arial" fo:font-size="9pt" fo:letter-spacing="normal" fo:font-style="normal" fo:font-weight="normal"/>
    </style:style>
    <style:style style:name="P5" style:family="paragraph" style:parent-style-name="Preformatted_20_Text">
      <style:paragraph-properties fo:margin-top="0.132cm" fo:margin-bottom="0.476cm" style:contextual-spacing="false" style:line-height-at-least="0.503cm" fo:widows="1" fo:padding="0.185cm" fo:border="0.06pt solid #bbbbbb"/>
      <style:text-properties fo:font-variant="normal" fo:text-transform="none" fo:color="#000000" style:font-name="monospace" fo:font-size="9pt" fo:letter-spacing="normal" fo:font-style="normal" fo:font-weight="normal"/>
    </style:style>
    <style:style style:name="P6" style:family="paragraph" style:parent-style-name="Preformatted_20_Text">
      <style:paragraph-properties fo:margin-top="0.132cm" fo:margin-bottom="0.476cm" style:contextual-spacing="false" style:line-height-at-least="0.503cm" fo:widows="1" fo:padding="0.185cm" fo:border="0.06pt solid #bbbbbb"/>
      <style:text-properties fo:font-variant="normal" fo:text-transform="none" fo:color="#000000" style:font-name="monospace" fo:font-size="9pt" fo:letter-spacing="normal" fo:font-style="normal" fo:font-weight="normal" officeooo:paragraph-rsid="00131f48"/>
    </style:style>
    <style:style style:name="P7" style:family="paragraph" style:parent-style-name="Preformatted_20_Text">
      <style:paragraph-properties fo:margin-top="0.132cm" fo:margin-bottom="0.476cm" style:contextual-spacing="false" style:line-height-at-least="0.503cm" fo:widows="1" fo:padding="0.185cm" fo:border="0.06pt solid #bbbbbb"/>
      <style:text-properties fo:font-variant="normal" fo:text-transform="none" fo:color="#000000" fo:letter-spacing="normal"/>
    </style:style>
    <style:style style:name="P8" style:family="paragraph" style:parent-style-name="Preformatted_20_Text">
      <style:paragraph-properties fo:margin-top="0.132cm" fo:margin-bottom="0.476cm" style:contextual-spacing="false" style:line-height-at-least="0.503cm" fo:widows="1" fo:padding="0.185cm" fo:border="0.06pt solid #bbbbbb"/>
      <style:text-properties fo:font-variant="normal" fo:text-transform="none" fo:color="#000000" fo:letter-spacing="normal" officeooo:paragraph-rsid="00131f48"/>
    </style:style>
    <style:style style:name="P9" style:family="paragraph" style:parent-style-name="Preformatted_20_Text">
      <style:paragraph-properties fo:margin-top="0.132cm" fo:margin-bottom="0.476cm" style:contextual-spacing="false" style:line-height-at-least="0.503cm" fo:widows="1" fo:padding="0.185cm" fo:border="0.06pt solid #bbbbbb"/>
      <style:text-properties fo:color="#000000"/>
    </style:style>
    <style:style style:name="P10" style:family="paragraph" style:parent-style-name="Text_20_body">
      <style:paragraph-properties fo:line-height="150%"/>
      <style:text-properties fo:color="#000000"/>
    </style:style>
    <style:style style:name="P11" style:family="paragraph" style:parent-style-name="Preformatted_20_Text">
      <style:paragraph-properties fo:margin-top="0.132cm" fo:margin-bottom="0.476cm" style:contextual-spacing="false" style:line-height-at-least="0.503cm" fo:widows="1" fo:padding="0.185cm" fo:border="0.06pt solid #bbbbbb"/>
      <style:text-properties fo:font-variant="normal" fo:text-transform="none" fo:color="#000000" style:font-name="monospace" fo:font-size="9pt" fo:letter-spacing="normal" fo:font-style="normal" fo:font-weight="normal"/>
    </style:style>
    <style:style style:name="P12" style:family="paragraph" style:parent-style-name="Text_20_body" style:list-style-name="L1"/>
    <style:style style:name="P13" style:family="paragraph" style:parent-style-name="Text_20_body" style:list-style-name="L2">
      <style:text-properties fo:color="#000000"/>
    </style:style>
    <style:style style:name="P14" style:family="paragraph" style:parent-style-name="Text_20_body" style:list-style-name="L3">
      <style:text-properties fo:color="#000000"/>
    </style:style>
    <style:style style:name="P15" style:family="paragraph" style:parent-style-name="Text_20_body" style:list-style-name="L4">
      <style:text-properties fo:color="#000000"/>
    </style:style>
    <style:style style:name="P16" style:family="paragraph" style:parent-style-name="Text_20_body" style:list-style-name="L6">
      <style:text-properties fo:color="#000000"/>
    </style:style>
    <style:style style:name="P17" style:family="paragraph" style:parent-style-name="Text_20_body" style:list-style-name="L7">
      <style:text-properties fo:color="#000000"/>
    </style:style>
    <style:style style:name="P18" style:family="paragraph" style:parent-style-name="Text_20_body" style:list-style-name="L8">
      <style:text-properties fo:color="#000000"/>
    </style:style>
    <style:style style:name="P19" style:family="paragraph" style:parent-style-name="Text_20_body" style:list-style-name="L10">
      <style:text-properties fo:color="#000000"/>
    </style:style>
    <style:style style:name="P20" style:family="paragraph" style:parent-style-name="Text_20_body" style:list-style-name="L11">
      <style:text-properties fo:color="#000000"/>
    </style:style>
    <style:style style:name="P21" style:family="paragraph" style:parent-style-name="Text_20_body" style:list-style-name="L12">
      <style:text-properties fo:color="#000000"/>
    </style:style>
    <style:style style:name="P22" style:family="paragraph" style:parent-style-name="Text_20_body" style:list-style-name="L13">
      <style:text-properties fo:color="#000000"/>
    </style:style>
    <style:style style:name="P23" style:family="paragraph" style:parent-style-name="Text_20_body" style:list-style-name="L14">
      <style:text-properties fo:color="#000000"/>
    </style:style>
    <style:style style:name="P24" style:family="paragraph" style:parent-style-name="Text_20_body" style:list-style-name="L15">
      <style:text-properties fo:color="#000000"/>
    </style:style>
    <style:style style:name="P25" style:family="paragraph" style:parent-style-name="Text_20_body" style:list-style-name="L16">
      <style:text-properties fo:color="#000000"/>
    </style:style>
    <style:style style:name="P26" style:family="paragraph" style:parent-style-name="Text_20_body" style:list-style-name="L17">
      <style:text-properties fo:color="#000000"/>
    </style:style>
    <style:style style:name="P27" style:family="paragraph" style:parent-style-name="Text_20_body" style:list-style-name="L18">
      <style:text-properties fo:color="#000000"/>
    </style:style>
    <style:style style:name="P28" style:family="paragraph" style:parent-style-name="Text_20_body" style:list-style-name="L19">
      <style:text-properties fo:color="#000000"/>
    </style:style>
    <style:style style:name="P29" style:family="paragraph" style:parent-style-name="Text_20_body" style:list-style-name="L21">
      <style:text-properties fo:color="#000000"/>
    </style:style>
    <style:style style:name="P30" style:family="paragraph" style:parent-style-name="Text_20_body" style:list-style-name="L22">
      <style:text-properties fo:color="#000000"/>
    </style:style>
    <style:style style:name="P31" style:family="paragraph" style:parent-style-name="Text_20_body" style:list-style-name="L1">
      <style:paragraph-properties fo:margin-left="0cm" fo:margin-right="0cm" fo:line-height="140%" fo:widows="1" fo:text-indent="0cm" style:auto-text-indent="false" fo:padding="0cm" fo:border="none"/>
      <style:text-properties fo:font-variant="normal" fo:text-transform="none" fo:color="#000000" style:font-name="Arial" fo:font-size="14pt" fo:letter-spacing="normal" fo:font-style="normal" fo:font-weight="bold" officeooo:rsid="00101583" officeooo:paragraph-rsid="00101583" style:font-size-asian="14pt" style:font-weight-asian="bold" style:font-size-complex="14pt" style:font-weight-complex="bold"/>
    </style:style>
    <style:style style:name="P32" style:family="paragraph" style:parent-style-name="Text_20_body" style:list-style-name="L5">
      <style:paragraph-properties fo:break-before="page"/>
      <style:text-properties fo:color="#000000"/>
    </style:style>
    <style:style style:name="P33" style:family="paragraph" style:parent-style-name="Text_20_body" style:list-style-name="L9">
      <style:paragraph-properties fo:break-before="page"/>
      <style:text-properties fo:color="#000000"/>
    </style:style>
    <style:style style:name="P34" style:family="paragraph" style:parent-style-name="Text_20_body" style:list-style-name="L20">
      <style:paragraph-properties fo:break-before="page"/>
      <style:text-properties fo:color="#000000"/>
    </style:style>
    <style:style style:name="T1" style:family="text">
      <style:text-properties style:font-name="monospace" fo:font-size="9pt" fo:font-style="normal" fo:font-weight="normal"/>
    </style:style>
    <style:style style:name="T2" style:family="text">
      <style:text-properties style:font-name="monospace" fo:font-size="9pt" fo:font-style="normal" fo:font-weight="normal" officeooo:rsid="00131f48"/>
    </style:style>
    <style:style style:name="T3" style:family="text">
      <style:text-properties style:font-name="monospace" fo:font-size="9pt" fo:font-style="normal" fo:font-weight="normal" officeooo:rsid="00131f48" fo:background-color="#ffff00" loext:char-shading-value="0"/>
    </style:style>
    <style:style style:name="T4" style:family="text">
      <style:text-properties officeooo:rsid="00101583"/>
    </style:style>
    <style:style style:name="T5" style:family="text">
      <style:text-properties officeooo:rsid="0011c0ca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4743066763127494" text:style-name="L1">
        <text:list-header>
          <text:p text:style-name="P31">SOLUCIÓ EXERCICIS LLIBRES</text:p>
          <text:p text:style-name="P31"/>
          <text:p text:style-name="P12"><text:span text:style-name="T4">1 </text:span>Mostrar los títulos de los libros con la etiqueta "titulo".</text:p>
        </text:list-header>
      </text:list>
      <text:p text:style-name="P2">for $titulo in /bookstore/book/title/text()</text:p>
      <text:p text:style-name="P5">return &lt;titulo&gt;{$titulo}&lt;/titulo&gt;​​</text:p>
      <text:list xml:id="list6092595846094169854" text:style-name="L2">
        <text:list-header>
          <text:p text:style-name="P13"><text:span text:style-name="T4">2 </text:span>Mostrar los libros cuyo precio sea menor o igual a 30. Primero incluyendo la condición en la cláusula "where" y luego en la ruta del XPath.</text:p>
        </text:list-header>
      </text:list>
      <text:p text:style-name="P2">for $libro in /bookstore/book</text:p>
      <text:p text:style-name="P5">where $libro/price &lt;= 30</text:p>
      <text:p text:style-name="P5">return $libro</text:p>
      <text:p text:style-name="P2">for $libro in /bookstore/book[price&lt;=30]</text:p>
      <text:p text:style-name="P5">return $libro</text:p>
      <text:list xml:id="list7122054294839291371" text:style-name="L3">
        <text:list-header>
          <text:p text:style-name="P14"><text:span text:style-name="T4">3 </text:span>Mostrar sólo el título de los libros cuyo precio sea menor o igual a 30.</text:p>
        </text:list-header>
      </text:list>
      <text:p text:style-name="P2">for $libro in /bookstore/book</text:p>
      <text:p text:style-name="P5">where $libro/price &lt;= 30</text:p>
      <text:p text:style-name="P5">return $libro/title</text:p>
      <text:p text:style-name="P9"/>
      <text:p text:style-name="P5">for $libro in /bookstore/book[price&lt;=30]</text:p>
      <text:p text:style-name="P5">return $libro/title</text:p>
      <text:list xml:id="list7977287373785619018" text:style-name="L4">
        <text:list-header>
          <text:p text:style-name="P15"><text:span text:style-name="T5">4 </text:span>Mostrar sólo el título sin atributos de los libros cuyo precio sea menor o igual a 30.</text:p>
        </text:list-header>
      </text:list>
      <text:p text:style-name="P2">for $libro in /bookstore/book[price&lt;=30]</text:p>
      <text:p text:style-name="P5">return &lt;title&gt;{$libro/title/text()}&lt;/title&gt;</text:p>
      <text:p text:style-name="P10"/>
      <text:list xml:id="list7010018584406166760" text:style-name="L5">
        <text:list-header>
          <text:p text:style-name="P32"><text:span text:style-name="T5">5 </text:span>Mostrar el título y el autor de los libros del año 2005, y etiquetar cada uno de ellos con "lib2005".</text:p>
        </text:list-header>
      </text:list>
      <text:p text:style-name="P2">for $libro in /bookstore/book</text:p>
      <text:p text:style-name="P5">where $libro/year=2005</text:p>
      <text:p text:style-name="P5">return &lt;lib2005&gt;{$libro/title,$libro/author}&lt;/lib2005&gt;</text:p>
      <text:p text:style-name="P2">for $libro in /bookstore/book</text:p>
      <text:p text:style-name="P5">where $libro/year=2005</text:p>
      <text:p text:style-name="P5">return &lt;lib2005&gt;{$libro/title}{$libro/author}&lt;/lib2005&gt;</text:p>
      <text:list xml:id="list4316491151593981331" text:style-name="L6">
        <text:list-header>
          <text:p text:style-name="P16"><text:span text:style-name="T5">6 </text:span>Mostrar los años de publicación, primero con "for" y luego con "let" para comprobar la diferencia entre ellos. Etiquetar la salida con "publicacion".</text:p>
        </text:list-header>
      </text:list>
      <text:p text:style-name="P2">for $year in /bookstore/book/year</text:p>
      <text:p text:style-name="P5">return &lt;publicacion&gt;{$year}&lt;/publicacion&gt;</text:p>
      <text:p text:style-name="P2">let $year := /bookstore/book/year</text:p>
      <text:p text:style-name="P5">return &lt;publicacion&gt;{$year}&lt;/publicacion&gt;</text:p>
      <text:list xml:id="list2177204639401765320" text:style-name="L7">
        <text:list-header>
          <text:p text:style-name="P17"><text:span text:style-name="T5">7 </text:span>Mostrar los libros ordenados primero por "category" y luego por "title" en una sola consulta.</text:p>
        </text:list-header>
      </text:list>
      <text:p text:style-name="P2">for $libro in /bookstore/book</text:p>
      <text:p text:style-name="P5">order by $libro/@category,$libro/title</text:p>
      <text:p text:style-name="P5">return $libro</text:p>
      <text:list xml:id="list9153673093931404256" text:style-name="L8">
        <text:list-header>
          <text:p text:style-name="P18"><text:span text:style-name="T5">8 </text:span>Mostrar cuántos libros hay, y etiquetarlo con "total".</text:p>
        </text:list-header>
      </text:list>
      <text:p text:style-name="P2">let $num_libro := count(/bookstore/book)</text:p>
      <text:p text:style-name="P5">return &lt;total&gt;{$num_libro}&lt;/total&gt;</text:p>
      <text:p text:style-name="P4"/>
      <text:list xml:id="list4326770876284781806" text:style-name="L9">
        <text:list-header>
          <text:p text:style-name="P33"><text:span text:style-name="T5">9 </text:span>Mostrar los títulos de los libros y al final una etiqueta con el número total de libros.</text:p>
        </text:list-header>
      </text:list>
      <text:p text:style-name="P2">let $total := count (/bookstore/book),</text:p>
      <text:p text:style-name="P7"><text:s text:c="4"/><text:span text:style-name="T1">$titulos := (</text:span></text:p>
      <text:p text:style-name="P7"><text:s text:c="6"/><text:span text:style-name="T1">for $libro in /bookstore/book/title </text:span></text:p>
      <text:p text:style-name="P7"><text:s text:c="6"/><text:span text:style-name="T1">return &lt;titulo&gt;{$libro/text()}&lt;/titulo&gt;) </text:span></text:p>
      <text:p text:style-name="P5">return </text:p>
      <text:p text:style-name="P7"><text:s text:c="6"/><text:span text:style-name="T1">&lt;resultado&gt;</text:span></text:p>
      <text:p text:style-name="P7"><text:s text:c="8"/><text:span text:style-name="T1">{$titulos}</text:span></text:p>
      <text:p text:style-name="P7"><text:s text:c="8"/><text:span text:style-name="T1">&lt;total_libros&gt;{$total}&lt;/total_libros&gt;</text:span></text:p>
      <text:p text:style-name="P7"><text:s text:c="6"/><text:span text:style-name="T1">&lt;/resultado&gt;</text:span></text:p>
      <text:list xml:id="list3273270750259944158" text:style-name="L10">
        <text:list-header>
          <text:p text:style-name="P19"><text:span text:style-name="T5">10 </text:span>Mostrar el precio mínimo y máximo de los libros.</text:p>
        </text:list-header>
      </text:list>
      <text:p text:style-name="P2">let $max := max(/bookstore/book/price), </text:p>
      <text:p text:style-name="P7"><text:s text:c="4"/><text:span text:style-name="T1">$min := min(/bookstore/book/price)</text:span></text:p>
      <text:p text:style-name="P5">return</text:p>
      <text:p text:style-name="P5">&lt;resultado&gt;</text:p>
      <text:p text:style-name="P7"><text:s text:c="2"/><text:span text:style-name="T1">&lt;max&gt;{$max}&lt;/max&gt;</text:span></text:p>
      <text:p text:style-name="P7"><text:s text:c="2"/><text:span text:style-name="T1">&lt;min&gt;{$min}&lt;/min&gt;</text:span></text:p>
      <text:p text:style-name="P5">&lt;/resultado&gt;</text:p>
      <text:p text:style-name="P5">***********************************************</text:p>
      <text:p text:style-name="P3">let $max := max(/bookstore/book/price), </text:p>
      <text:p text:style-name="P8"><text:s text:c="4"/><text:span text:style-name="T1">$min := min(/bookstore/book/price)</text:span></text:p>
      <text:p text:style-name="P6">return</text:p>
      <text:p text:style-name="P6"/>
      <text:p text:style-name="P8"><text:soft-page-break/><text:s text:c="2"/><text:span text:style-name="T1">&lt;max&gt;{$max}&lt;/max&gt; </text:span><text:span text:style-name="T3">|</text:span><text:span text:style-name="T2"> (: Le podemos poner un pipe es un OR:)</text:span></text:p>
      <text:p text:style-name="P8"><text:s text:c="2"/><text:span text:style-name="T1">&lt;min&gt;{$min}&lt;/min&gt;</text:span></text:p>
      <text:list xml:id="list3455050046517330172" text:style-name="L11">
        <text:list-header>
          <text:p text:style-name="P20"><text:span text:style-name="T4">11 </text:span>Mostrar el título del libro, su precio y su precio con el IVA incluido, cada uno con su propia etiqueta. Ordénalos por precio con IVA.</text:p>
        </text:list-header>
      </text:list>
      <text:p text:style-name="P2">for $libro in /bookstore/book</text:p>
      <text:p text:style-name="P5">let $precio_iva := ($libro/price * 1.21)</text:p>
      <text:p text:style-name="P5">order by $precio_iva</text:p>
      <text:p text:style-name="P5">return </text:p>
      <text:p text:style-name="P5">&lt;libro&gt;</text:p>
      <text:p text:style-name="P7"><text:s text:c="2"/><text:span text:style-name="T1">&lt;titulo&gt;{$libro/title/text()}&lt;/titulo&gt;</text:span></text:p>
      <text:p text:style-name="P7"><text:s text:c="2"/><text:span text:style-name="T1">&lt;precio&gt;{$libro/price/text()} €&lt;/precio&gt;</text:span></text:p>
      <text:p text:style-name="P7"><text:s text:c="2"/><text:span text:style-name="T1">&lt;precio_iva&gt;{$precio_iva} €&lt;/precio_iva&gt;</text:span></text:p>
      <text:p text:style-name="P5">&lt;/libro&gt;</text:p>
      <text:p text:style-name="P5">****************************************************************</text:p>
      <text:p text:style-name="P2">for $libro in /bookstore/book</text:p>
      <text:p text:style-name="P5">order by $libro/price * 1.21</text:p>
      <text:p text:style-name="P5">return </text:p>
      <text:p text:style-name="P5">&lt;libro&gt;</text:p>
      <text:p text:style-name="P7"><text:s text:c="2"/><text:span text:style-name="T1">&lt;titulo&gt;{$libro/title/text()}&lt;/titulo&gt;</text:span></text:p>
      <text:p text:style-name="P7"><text:s text:c="2"/><text:span text:style-name="T1">&lt;precio&gt;{$libro/price/text()} €&lt;/precio&gt;</text:span></text:p>
      <text:p text:style-name="P7"><text:s text:c="2"/><text:span text:style-name="T1">&lt;precio_iva&gt;{$libro/price * 1.21} €&lt;/precio_iva&gt;</text:span></text:p>
      <text:p text:style-name="P5">&lt;/libro&gt;</text:p>
      <text:list xml:id="list1505340449840164301" text:style-name="L12">
        <text:list-header>
          <text:p text:style-name="P21"><text:span text:style-name="T4">12</text:span>Mostrar la suma total de los precios de los libros con la etiqueta "total".</text:p>
        </text:list-header>
      </text:list>
      <text:p text:style-name="P2"><text:soft-page-break/>let $libros := /bookstore/book</text:p>
      <text:p text:style-name="P5">return &lt;total&gt;{sum($libros/price)}&lt;/total&gt;</text:p>
      <text:list xml:id="list1289246539362532278" text:style-name="L13">
        <text:list-header>
          <text:p text:style-name="P22"><text:span text:style-name="T4">13 </text:span>Mostrar cada uno de los precios de los libros, y al final una nueva etiqueta con la suma de los precios.</text:p>
        </text:list-header>
      </text:list>
      <text:p text:style-name="P2">&lt;libros&gt;</text:p>
      <text:p text:style-name="P5">{</text:p>
      <text:p text:style-name="P7"><text:s text:c="2"/><text:span text:style-name="T1">for $libros in /bookstore/book</text:span></text:p>
      <text:p text:style-name="P7"><text:s text:c="2"/><text:span text:style-name="T1">return $libros/price</text:span></text:p>
      <text:p text:style-name="P5">}</text:p>
      <text:p text:style-name="P5">{</text:p>
      <text:p text:style-name="P7"><text:s text:c="2"/><text:span text:style-name="T1">let $libros := /bookstore/book</text:span></text:p>
      <text:p text:style-name="P7"><text:s text:c="2"/><text:span text:style-name="T1">return &lt;total&gt;{sum($libros/price)}&lt;/total&gt;</text:span></text:p>
      <text:p text:style-name="P5">}</text:p>
      <text:p text:style-name="P5">&lt;/libros&gt;</text:p>
      <text:list xml:id="list1136755979918449974" text:style-name="L14">
        <text:list-header>
          <text:p text:style-name="P23"><text:span text:style-name="T5">14 </text:span>Mostrar el título y el número de autores que tiene cada título en etiquetas diferentes.</text:p>
        </text:list-header>
      </text:list>
      <text:p text:style-name="P2">for $libros in /bookstore/book</text:p>
      <text:p text:style-name="P5">return </text:p>
      <text:p text:style-name="P7"><text:s text:c="2"/><text:span text:style-name="T1">&lt;libro&gt;</text:span></text:p>
      <text:p text:style-name="P7"><text:s text:c="4"/><text:span text:style-name="T1">{$libros/title}</text:span></text:p>
      <text:p text:style-name="P7"><text:s text:c="4"/><text:span text:style-name="T1">&lt;autores&gt;{count($libros/author)}&lt;/autores&gt;</text:span></text:p>
      <text:p text:style-name="P7"><text:s text:c="2"/><text:span text:style-name="T1">&lt;/libro&gt;</text:span></text:p>
      <text:list xml:id="list2443090425290562125" text:style-name="L15">
        <text:list-header>
          <text:p text:style-name="P24"><text:span text:style-name="T5">15 </text:span>Mostrar en la misma etiqueta el título y entre paréntesis el número de autores que tiene ese título.</text:p>
        </text:list-header>
      </text:list>
      <text:p text:style-name="P2"><text:soft-page-break/>for $libros in /bookstore/book</text:p>
      <text:p text:style-name="P5">return &lt;libro&gt;{$libros/title/text()} ({count($libros/author)})&lt;/libro&gt;</text:p>
      <text:list xml:id="list7802710218377080473" text:style-name="L16">
        <text:list-header>
          <text:p text:style-name="P25"><text:span text:style-name="T5">16 </text:span>Mostrar los libros escritos en años que terminen en "3".</text:p>
        </text:list-header>
      </text:list>
      <text:p text:style-name="P2">for $libros in /bookstore/book</text:p>
      <text:p text:style-name="P5">where ends-with($libros/year, "3")</text:p>
      <text:p text:style-name="P5">return $libros</text:p>
      <text:p text:style-name="P2">for $libros in /bookstore/book[ends-with(year, "3")]</text:p>
      <text:p text:style-name="P5">return $libros</text:p>
      <text:list xml:id="list1826911799014152259" text:style-name="L17">
        <text:list-header>
          <text:p text:style-name="P26"><text:span text:style-name="T5">17 </text:span>Mostrar los libros cuya categoría empiece por "C".</text:p>
        </text:list-header>
      </text:list>
      <text:p text:style-name="P2">for $libros in /bookstore/book</text:p>
      <text:p text:style-name="P5">where starts-with($libros/@category, "C")</text:p>
      <text:p text:style-name="P5">return $libros</text:p>
      <text:p text:style-name="P9"/>
      <text:p text:style-name="P5">for $libros in /bookstore/book[starts-with(@category, "C")]</text:p>
      <text:p text:style-name="P5">return $libros</text:p>
      <text:list xml:id="list466414880114468602" text:style-name="L18">
        <text:list-header>
          <text:p text:style-name="P27"><text:span text:style-name="T5">18 </text:span>Mostrar los libros que tengan una "X" mayúscula o minúscula en el título.</text:p>
        </text:list-header>
      </text:list>
      <text:p text:style-name="P2">for $libros in /bookstore/book</text:p>
      <text:p text:style-name="P5">where contains(lower-case($libros/title), "t")</text:p>
      <text:p text:style-name="P5">return $libros</text:p>
      <text:p text:style-name="P2">for $libros in /bookstore/book[contains(lower-case(title), "x")]</text:p>
      <text:p text:style-name="P5">return $libros</text:p>
      <text:list xml:id="list8876137596989328088" text:style-name="L19">
        <text:list-header>
          <text:p text:style-name="P28"><text:span text:style-name="T5">19 </text:span>Mostrar el título y el número de caracteres que tiene cada título, cada uno con su propia etiqueta.</text:p>
        </text:list-header>
      </text:list>
      <text:p text:style-name="P2"><text:soft-page-break/>for $libros in /bookstore/book</text:p>
      <text:p text:style-name="P5">return </text:p>
      <text:p text:style-name="P7"><text:s text:c="2"/><text:span text:style-name="T1">&lt;libro&gt;</text:span></text:p>
      <text:p text:style-name="P7"><text:s text:c="4"/><text:span text:style-name="T1">{$libros/title}</text:span></text:p>
      <text:p text:style-name="P7"><text:s text:c="4"/><text:span text:style-name="T1">&lt;length&gt;{string-length($libros/title)}&lt;/length&gt;</text:span></text:p>
      <text:p text:style-name="P7"><text:s text:c="2"/><text:span text:style-name="T1">&lt;/libro&gt;</text:span></text:p>
      <text:p text:style-name="P10"/>
      <text:list xml:id="list8652337222890100042" text:style-name="L20">
        <text:list-header>
          <text:p text:style-name="P34"><text:span text:style-name="T5">20 </text:span>Mostrar todos los años en los que se ha publicado un libro eliminando los repetidos. Etiquétalos con "año".</text:p>
        </text:list-header>
      </text:list>
      <text:p text:style-name="P2">for $años in distinct-values(/bookstore/book/year)</text:p>
      <text:p text:style-name="P5">return &lt;año&gt;{$años}&lt;/año&gt;</text:p>
      <text:list xml:id="list6039401067375493658" text:style-name="L21">
        <text:list-header>
          <text:p text:style-name="P29"><text:span text:style-name="T5">21 </text:span>Mostrar todos los autores eliminando los que se repiten y ordenados por el número de caracteres que tiene cada autor.</text:p>
        </text:list-header>
      </text:list>
      <text:p text:style-name="P2">for $autores in distinct-values(/bookstore/book/author)</text:p>
      <text:p text:style-name="P5">order by string-length($autores)</text:p>
      <text:p text:style-name="P5">return &lt;autor&gt;{$autores}&lt;/autor&gt;</text:p>
      <text:list xml:id="list8669133004232880535" text:style-name="L22">
        <text:list-header>
          <text:p text:style-name="P30"><text:span text:style-name="T5">22 </text:span>Mostrar los títulos en una tabla de HTML.</text:p>
        </text:list-header>
      </text:list>
      <text:p text:style-name="P2">&lt;table&gt;</text:p>
      <text:p text:style-name="P5">{</text:p>
      <text:p text:style-name="P7"><text:s text:c="2"/><text:span text:style-name="T1">for $libros in /bookstore/book</text:span></text:p>
      <text:p text:style-name="P7"><text:s text:c="2"/><text:span text:style-name="T1">return </text:span></text:p>
      <text:p text:style-name="P7"><text:s text:c="4"/><text:span text:style-name="T1">&lt;tr&gt;</text:span></text:p>
      <text:p text:style-name="P7"><text:s text:c="6"/><text:span text:style-name="T1">&lt;td&gt;{$libros/title/text()}&lt;/td&gt;</text:span></text:p>
      <text:p text:style-name="P7"><text:s text:c="4"/><text:span text:style-name="T1">&lt;/tr&gt;</text:span></text:p>
      <text:p text:style-name="P5">}</text:p>
      <text:p text:style-name="P5">&lt;/table&gt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rial" svg:font-family="arial, Helvetica, san-serif"/>
    <style:font-face style:name="monospace" svg:font-family="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line-height="150%" style:page-number="auto"/>
      <style:text-properties style:font-name="Arial1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3S</meta:editing-duration>
    <meta:editing-cycles>7</meta:editing-cycles>
    <meta:generator>LibreOffice/4.2.5.2$Windows_x86 LibreOffice_project/61cb170a04bb1f12e77c884eab9192be736ec5f5</meta:generator>
    <dc:date>2016-03-08T15:57:58.069000000</dc:date>
    <meta:document-statistic meta:table-count="0" meta:image-count="0" meta:object-count="0" meta:page-count="8" meta:paragraph-count="148" meta:word-count="700" meta:character-count="5421" meta:non-whitespace-character-count="4758"/>
    <meta:user-defined meta:name="Info 1"/>
    <meta:user-defined meta:name="Info 2"/>
    <meta:user-defined meta:name="Info 3"/>
    <meta:user-defined meta:name="Info 4"/>
  </office:meta>
</office:document-meta>
</file>